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fo:font-size="24pt" fo:font-weight="bold" officeooo:rsid="000de6da" officeooo:paragraph-rsid="00106fd1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24pt" fo:font-weight="bold" officeooo:rsid="00106fd1" officeooo:paragraph-rsid="00106fd1" style:font-size-asian="24pt" style:font-weight-asian="bold" style:font-size-complex="24pt" style:font-weight-complex="bold"/>
    </style:style>
    <style:style style:name="P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5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6" style:family="paragraph">
      <loext:graphic-properties draw:fill-color="#111111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106fd1" style:font-size-asian="12pt" style:font-weight-asian="normal" style:font-size-complex="12pt" style:font-weight-complex="normal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99cm" draw:marker-start-width="0.651cm" draw:marker-end-width="0.651cm" draw:fill-color="#111111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Geo" form:control-implementation="ooo:com.sun.star.form.component.FixedText" xml:id="control2" form:id="control2" form:label="Geographical Infromation" form:for="control1"/>
          <form:text form:name="Text Box 2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ontrol text:anchor-type="paragraph" draw:z-index="1" draw:name="Shape2" draw:style-name="gr2" draw:text-style-name="P4" svg:width="8.501cm" svg:height="0.5cm" svg:x="0.258cm" svg:y="3.5cm" draw:control="control2"/> Climate Fact Sheet</text:p>
      <text:p text:style-name="P2"><text:s/><text:span text:style-name="T3">Here come some introduction text. Climate fact sheets are statistical information to give a quick and precise information about the climatical situation of a certain region. </text:span></text:p>
      <text:p text:style-name="P2"><draw:control text:anchor-type="paragraph" draw:z-index="0" draw:name="Shape1" draw:style-name="gr1" draw:text-style-name="P4" svg:width="9.501cm" svg:height="4.001cm" svg:x="0.258cm" svg:y="1.561cm" draw:control="control1"/><text:span text:style-name="T3"/></text:p>
      <text:p text:style-name="P2"><draw:line text:anchor-type="paragraph" draw:z-index="3" draw:name="Shape4" draw:style-name="gr4" draw:text-style-name="P6" svg:x1="0.258cm" svg:y1="0.074cm" svg:x2="17.26cm" svg:y2="0.074cm"><text:p/></draw:line><draw:line text:anchor-type="paragraph" draw:z-index="4" draw:name="Shape4" draw:style-name="gr4" draw:text-style-name="P6" svg:x1="0.258cm" svg:y1="6.075cm" svg:x2="17.26cm" svg:y2="6.075cm"><text:p/></draw:line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3"><draw:control text:anchor-type="paragraph" draw:z-index="2" draw:name="Shape3" draw:style-name="gr3" draw:text-style-name="P5" svg:width="17.003cm" svg:height="2.001cm" svg:x="0.258cm" svg:y="0.905cm" draw:control="control3"/><text:span text:style-name="T3">S</text:span><text:span text:style-name="T2">ome information about the above graphic 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11:41:34.149495170</meta:creation-date>
    <dc:date>2017-02-13T16:33:30.875055878</dc:date>
    <meta:editing-duration>PT10M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3" meta:word-count="36" meta:character-count="236" meta:non-whitespace-character-count="200"/>
  </office:meta>
</office:document-meta>
</file>